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bcda7"/>
    </style:style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P3" style:family="paragraph" style:parent-style-name="Text_20_body" style:list-style-name="L1">
      <style:paragraph-properties fo:margin-top="0in" fo:margin-bottom="0in" loext:contextual-spacing="false"/>
      <style:text-properties officeooo:rsid="001bcda7" officeooo:paragraph-rsid="001bcda7"/>
    </style:style>
    <style:style style:name="P4" style:family="paragraph" style:parent-style-name="Text_20_body" style:list-style-name="L1">
      <style:paragraph-properties fo:margin-top="0in" fo:margin-bottom="0in" loext:contextual-spacing="false"/>
      <style:text-properties fo:font-weight="bold" style:font-weight-asian="bold" style:font-weight-complex="bold"/>
    </style:style>
    <style:style style:name="P5" style:family="paragraph" style:parent-style-name="Text_20_body" style:list-style-name="L1">
      <style:paragraph-properties fo:margin-top="0in" fo:margin-bottom="0in" loext:contextual-spacing="false"/>
      <style:text-properties fo:font-weight="normal" officeooo:rsid="001bcda7" officeooo:paragraph-rsid="001bcda7" style:font-weight-asian="normal" style:font-weight-complex="normal"/>
    </style:style>
    <style:style style:name="P6" style:family="paragraph" style:parent-style-name="Header">
      <style:text-properties officeooo:rsid="001cce0c" officeooo:paragraph-rsid="001cce0c"/>
    </style:style>
    <style:style style:name="T1" style:family="text">
      <style:text-properties officeooo:rsid="001bcda7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865878209208497879" text:style-name="L1">
        <text:list-item>
          <text:p text:style-name="P4">Mitä olen tehnyt tällä viikolla?</text:p>
          <text:list>
            <text:list-header>
              <text:p text:style-name="P3">Päättänyt aiheen, järjestänyt githubin toimintakuntoon</text:p>
            </text:list-header>
          </text:list>
        </text:list-item>
        <text:list-item>
          <text:p text:style-name="P4">Miten ohjelma on edistynyt? </text:p>
          <text:list>
            <text:list-header>
              <text:p text:style-name="P3">Ei laisinkaan</text:p>
            </text:list-header>
          </text:list>
        </text:list-item>
        <text:list-item>
          <text:p text:style-name="P4">Mitä opin tällä viikolla / tänään? </text:p>
          <text:list>
            <text:list-header>
              <text:p text:style-name="P3">Kertasin asioita hakupuista ennen aiheen lukitsemista, SSH salausavainten sielunelämä oli myös avartavaa.</text:p>
            </text:list-header>
          </text:list>
        </text:list-item>
        <text:list-item>
          <text:p text:style-name="P2"><text:span text:style-name="T2">Mikä jäi epäselväksi tai on tuottanut vaikeuksia? Vastaa tähän kohtaan rehellisesti, koska saat tarvittaessa apua tämän kohdan perusteella. </text:span></text:p>
          <text:list>
            <text:list-header>
              <text:p text:style-name="P5">Monte-Carlo puuhakualgoritmin teho, tai sen puute. O(2^n) tehoisen algoritmin toteuttaminen tuntuu uhkaavasti erheeltä.</text:p>
            </text:list-header>
          </text:list>
        </text:list-item>
        <text:list-item>
          <text:p text:style-name="P1"><text:span text:style-name="T2">Mitä teen seuraavaksi? </text:span></text:p>
          <text:list>
            <text:list-header>
              <text:p text:style-name="P1"><text:span text:style-name="T1">Aloitan itse ohjelman tekemisen</text:span></text:p>
            </text:list-header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cce0c" officeooo:paragraph-rsid="001cce0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Viikkoraportti 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22:33:39.574836759</meta:creation-date>
    <dc:date>2016-01-25T22:40:05.099557238</dc:date>
    <meta:editing-duration>PT6M24S</meta:editing-duration>
    <meta:editing-cycles>2</meta:editing-cycles>
    <meta:generator>LibreOffice/5.0.2.2$Linux_X86_64 LibreOffice_project/00m0$Build-2</meta:generator>
    <meta:document-statistic meta:table-count="0" meta:image-count="0" meta:object-count="0" meta:page-count="1" meta:paragraph-count="11" meta:word-count="84" meta:character-count="606" meta:non-whitespace-character-count="539"/>
  </office:meta>
</office:document-meta>
</file>